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df228" style:font-size-asian="10.5pt" style:font-size-complex="12pt"/>
    </style:style>
    <style:style style:name="P2" style:family="paragraph" style:parent-style-name="Standard">
      <style:text-properties fo:font-size="12pt" officeooo:rsid="001df228" officeooo:paragraph-rsid="001df228" style:font-size-asian="10.5pt" style:font-size-complex="12pt"/>
    </style:style>
    <style:style style:name="P3" style:family="paragraph" style:parent-style-name="Standard">
      <style:text-properties fo:font-size="12pt" fo:font-weight="normal" officeooo:rsid="001df228" officeooo:paragraph-rsid="001df228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df228" officeooo:paragraph-rsid="001f4d49" style:font-size-asian="10.5pt" style:font-weight-asian="normal" style:font-size-complex="12pt" style:font-weight-complex="normal"/>
    </style:style>
    <style:style style:name="P5" style:family="paragraph" style:parent-style-name="Standard">
      <style:text-properties fo:color="#355269" loext:opacity="100%" fo:font-size="12pt" officeooo:rsid="001df228" officeooo:paragraph-rsid="001df228" style:font-size-asian="10.5pt" style:font-size-complex="12pt"/>
    </style:style>
    <style:style style:name="P6" style:family="paragraph" style:parent-style-name="Standard">
      <style:text-properties fo:color="#383d3c" loext:opacity="100%" fo:font-size="32pt" officeooo:rsid="001df228" style:font-size-asian="32pt" style:font-size-complex="32pt"/>
    </style:style>
    <style:style style:name="P7" style:family="paragraph" style:parent-style-name="Standard">
      <style:text-properties fo:color="#2a6099" loext:opacity="100%" fo:font-size="12pt" fo:font-weight="normal" officeooo:rsid="001df228" officeooo:paragraph-rsid="001df228" style:font-size-asian="10.5pt" style:font-weight-asian="normal" style:font-size-complex="12pt" style:font-weight-complex="normal"/>
    </style:style>
    <style:style style:name="P8" style:family="paragraph" style:parent-style-name="Standard">
      <style:text-properties fo:color="#2a6099" loext:opacity="100%" fo:font-size="12pt" fo:font-weight="normal" officeooo:rsid="001df228" officeooo:paragraph-rsid="001f4d49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df228" officeooo:paragraph-rsid="001df22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df228" officeooo:paragraph-rsid="0022d015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136e9"/>
    </style:style>
    <style:style style:name="T3" style:family="text">
      <style:text-properties officeooo:rsid="0022d0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ahier des charges</text:p>
      <text:p text:style-name="P1">________________________________________________________________________________</text:p>
      <text:p text:style-name="P1"/>
      <text:p text:style-name="P2"/>
      <text:p text:style-name="P5">Projet : Site dynamique – <text:span text:style-name="T1">Gestion des locations saisonnières</text:span></text:p>
      <text:p text:style-name="P3"/>
      <text:p text:style-name="P7">Société Neige &amp; Soleil (N &amp; S)</text:p>
      <text:p text:style-name="P7"/>
      <text:p text:style-name="P7">1. Contexte et présentation de l’entreprise</text:p>
      <text:p text:style-name="P3">La société Neige &amp; Soleil (N &amp; S) exerce son activité dans la vallée du Queyras (près de Briançon). - Activité principale : location d’appartements à la montagne. </text:p>
      <text:p text:style-name="P3">- Activité secondaire : location de matériel de montagne (ski, randonnée).</text:p>
      <text:p text:style-name="P3">- Effectif :</text:p>
      <text:p text:style-name="P3">• 1 directeur </text:p>
      <text:p text:style-name="P3">• 1 secrétaire-comptable-gestionnaire </text:p>
      <text:p text:style-name="P3">• 2 commerciaux </text:p>
      <text:p text:style-name="P3">• 1 ouvrier (entretien et maintenance). </text:p>
      <text:p text:style-name="P3"/>
      <text:p text:style-name="P7">2. Objectifs du projet</text:p>
      <text:p text:style-name="P3">Le projet vise à concevoir une application informatique dynamique permettant : </text:p>
      <text:p text:style-name="P3">1. La gestion des contrats de mandat locatif avec les propriétaires.</text:p>
      <text:p text:style-name="P3">2. La gestion des réservations et locations <text:span text:style-name="T2">d’habitations</text:span>.</text:p>
      <text:p text:style-name="P3">3. L’automatisation des processus de relance, d’annulation et de facturation.</text:p>
      <text:p text:style-name="P3">4. L’édition et la diffusion d’un catalogue annuel (appartements, tarifs, photos).</text:p>
      <text:p text:style-name="P3">5. La mise à disposition d’informations détaillées sur les équipements.</text:p>
      <text:p text:style-name="P3">6. La génération de statistiques pour le suivi du marché (prix min, max, moyen <text:span text:style-name="T2">par habitation</text:span>).</text:p>
      <text:p text:style-name="P3"/>
      <text:p text:style-name="P7">3. Domaine de gestion</text:p>
      <text:p text:style-name="P3">3.1 Contrats de mandat locatif</text:p>
      <text:p text:style-name="P3">- Un contrat = <text:span text:style-name="T2">une habitation</text:span> (un propriétaire peut avoir plusieurs contrats).</text:p>
      <text:p text:style-name="P3">- Durée : 1 an (1er octobre → 30 septembre).</text:p>
      <text:p text:style-name="P3">- Conservation des contrats inactifs : 5 ans.</text:p>
      <text:p text:style-name="P3">- Relances en août (lettres automatiques : propriétaires actifs / inactifs).</text:p>
      <text:p text:style-name="P3">- Radiations possibles : absence de contrat actif ou inactif, sur demande du propriétaire.</text:p>
      <text:p text:style-name="P3">- Données du contrat : coordonnées du propriétaire, descriptif de <text:span text:style-name="T2">l’habitation</text:span> (type, surface, capacité…), tarifs par saison, périodes de disponibilité, photos éventuelles.</text:p>
      <text:p text:style-name="P3"/>
      <text:p text:style-name="P7">3.2 Gestion des locations</text:p>
      <text:p text:style-name="P3">- Catalogue annuel : publié en septembre, envoyé aux anciens locataires et offices de tourisme.</text:p>
      <text:p text:style-name="P3">- Réservations :</text:p>
      <text:p text:style-name="P3">• effectuées par téléphone, </text:p>
      <text:p text:style-name="P3">• contrat de location envoyé, </text:p>
      <text:p text:style-name="P3">• arrivée : chèque de caution + état des lieux signé, </text:p>
      <text:p text:style-name="P3">• départ : restitution caution (si pas de problème). </text:p>
      <text:p text:style-name="P3">- Litiges : procédure spécifique en cas de désaccord sur l’état des lieux.</text:p>
      <text:p text:style-name="P3"/>
      <text:p text:style-name="P7">4. Informations complémentaires</text:p>
      <text:p text:style-name="P3">- Appartements : localisés dans des immeubles, avec un numéro unique.</text:p>
      <text:p text:style-name="P10">- <text:span text:style-name="T3">Maison : caractéristiques (jardin, piscine, terrasse…).</text:span></text:p>
      <text:p text:style-name="P3">- Équipements : TV, téléphone, cave, garage, local à skis, électroménager, etc.</text:p>
      <text:p text:style-name="P3">- Statistiques : prix min/max/moyen par type d’<text:span text:style-name="T2">habitation</text:span>.</text:p>
      <text:p text:style-name="P3"><text:soft-page-break/></text:p>
      <text:p text:style-name="P7">5. Acteurs du système</text:p>
      <text:p text:style-name="P3">- Directeur : négociation des contrats, pilotage global.</text:p>
      <text:p text:style-name="P3">- Secrétaire-comptable-gestionnaire : relances, publipostage, gestion administrative.</text:p>
      <text:p text:style-name="P3">- Commerciaux : gestion des réservations et relation client.</text:p>
      <text:p text:style-name="P3">- Ouvrier : entretien appartements et matériel.</text:p>
      <text:p text:style-name="P3">- Propriétaires : tiers confiant des appartements à louer.</text:p>
      <text:p text:style-name="P3">- Locataires : tiers réservant des appartements.</text:p>
      <text:p text:style-name="P3"/>
      <text:p text:style-name="P7">6. Contraintes</text:p>
      <text:p text:style-name="P3">- Durée des contrats : toujours du 1er octobre au 30 septembre.</text:p>
      <text:p text:style-name="P3">- Périodes de location : de la 2ᵉ semaine de décembre à la dernière semaine de septembre.</text:p>
      <text:p text:style-name="P3">- Obligations légales : droit de rétractation des propriétaires avant octobre.</text:p>
      <text:p text:style-name="P3"/>
      <text:p text:style-name="P7">7. Besoins fonctionnels</text:p>
      <text:p text:style-name="P3">Le système doit permettre : </text:p>
      <text:p text:style-name="P3">- La gestion des tiers (propriétaires et locataires).</text:p>
      <text:p text:style-name="P3">- La gestion des contrats (création, modification, suppression, archivage).</text:p>
      <text:p text:style-name="P3">- La gestion des <text:span text:style-name="T2">habitations</text:span> (descriptif, équipements, photos).</text:p>
      <text:p text:style-name="P3">- La gestion des réservations (états : bloquée, confirmée, annulée, entérinée, close).</text:p>
      <text:p text:style-name="P3">- La génération automatique de lettres de relance, contrats personnalisés, accusés de réception, factures et avis d’annulation.</text:p>
      <text:p text:style-name="P3">- L’édition du catalogue annuel.</text:p>
      <text:p text:style-name="P3">- Le calcul et l’affichage de statistiques de location.</text:p>
      <text:p text:style-name="P3"/>
      <text:p text:style-name="P7">8. Besoins non fonctionnels</text:p>
      <text:p text:style-name="P3">- Accessibilité : interface intuitive pour la secrétaire et les commerciaux.</text:p>
      <text:p text:style-name="P3">- Fiabilité : automatisation des contrôles de délais.</text:p>
      <text:p text:style-name="P3">- Sécurité : gestion des cautions, gestion des données personnelles (coordonnées bancaires).</text:p>
      <text:p text:style-name="P3"/>
      <text:p text:style-name="P8">9. Livrables attendus</text:p>
      <text:p text:style-name="P4">- Application dynamique de gestion des contrats et locations.</text:p>
      <text:p text:style-name="P4">- Base de données centralisée (propriétaires, appartements, contrats, locataires, réservations).</text:p>
      <text:p text:style-name="P4">- Outils d’édition automatique (contrats, relances, factures, catalogue).</text:p>
      <text:p text:style-name="P4">- Module de statistique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08T12:01:43.765000000</meta:creation-date>
    <dc:date>2026-02-08T14:42:13.410000000</dc:date>
    <meta:editing-duration>PT8M49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2" meta:paragraph-count="70" meta:word-count="592" meta:character-count="4051" meta:non-whitespace-character-count="3516"/>
  </office:meta>
</office:document-meta>
</file>